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officeooo:paragraph-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6d6c5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8675c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8675c7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2da5e" officeooo:paragraph-rsid="0090a67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96c9cd" officeooo:paragraph-rsid="0096c9c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style:font-name="Liberation Serif" fo:font-size="12pt" officeooo:rsid="0060bca9" officeooo:paragraph-rsid="0060bca9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d6a833" officeooo:paragraph-rsid="004e9a4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d6a833" officeooo:paragraph-rsid="004683d9" style:font-size-asian="12pt" style:font-size-complex="12pt"/>
    </style:style>
    <style:style style:name="P16" style:family="paragraph" style:parent-style-name="Standard">
      <style:text-properties style:font-name="Liberation Serif" fo:font-size="11pt" officeooo:rsid="001d0a89" officeooo:paragraph-rsid="001d0a89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1d0a89" officeooo:paragraph-rsid="008675c7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1d0a89" officeooo:paragraph-rsid="0090a67c" style:font-size-asian="11pt" style:font-size-complex="11pt"/>
    </style:style>
    <style:style style:name="P19" style:family="paragraph" style:parent-style-name="Standard">
      <style:text-properties style:font-name="Liberation Serif" fo:font-size="11pt" officeooo:rsid="001d0a89" officeooo:paragraph-rsid="0096c9cd" style:font-size-asian="11pt" style:font-size-complex="11pt"/>
    </style:style>
    <style:style style:name="P20" style:family="paragraph" style:parent-style-name="Standard">
      <style:text-properties style:font-name="Liberation Serif" fo:font-size="11pt" officeooo:rsid="006bd729" officeooo:paragraph-rsid="006d45b5" style:font-size-asian="11pt" style:font-size-complex="11pt"/>
    </style:style>
    <style:style style:name="P21" style:family="paragraph" style:parent-style-name="Standard">
      <style:text-properties style:font-name="Liberation Serif" fo:font-size="11pt" officeooo:rsid="006d45b5" officeooo:paragraph-rsid="006d45b5" style:font-size-asian="11pt" style:font-size-complex="11pt"/>
    </style:style>
    <style:style style:name="P22" style:family="paragraph" style:parent-style-name="Standard">
      <style:text-properties style:font-name="Liberation Serif" fo:font-size="11pt" officeooo:rsid="0085bdab" officeooo:paragraph-rsid="0085bdab" style:font-size-asian="11pt" style:font-size-complex="11pt"/>
    </style:style>
    <style:style style:name="P23" style:family="paragraph" style:parent-style-name="Standard">
      <style:text-properties style:font-name="Liberation Serif" fo:font-size="11pt" officeooo:rsid="0085bdab" officeooo:paragraph-rsid="0090a67c" style:font-size-asian="11pt" style:font-size-complex="11pt"/>
    </style:style>
    <style:style style:name="P24" style:family="paragraph" style:parent-style-name="Standard">
      <style:text-properties style:font-name="Liberation Serif" fo:font-size="11pt" officeooo:rsid="0085bdab" officeooo:paragraph-rsid="0096c9cd" style:font-size-asian="11pt" style:font-size-complex="11pt"/>
    </style:style>
    <style:style style:name="P25" style:family="paragraph" style:parent-style-name="Standard">
      <style:text-properties style:font-name="Liberation Serif" fo:font-size="11pt" officeooo:rsid="008a19fc" officeooo:paragraph-rsid="008a19fc" style:font-size-asian="11pt" style:font-size-complex="11pt"/>
    </style:style>
    <style:style style:name="P26" style:family="paragraph" style:parent-style-name="Standard">
      <style:text-properties style:font-name="Liberation Serif" fo:font-size="11pt" officeooo:rsid="008a19fc" officeooo:paragraph-rsid="0090a67c" style:font-size-asian="11pt" style:font-size-complex="11pt"/>
    </style:style>
    <style:style style:name="P27" style:family="paragraph" style:parent-style-name="Standard">
      <style:text-properties style:font-name="Liberation Serif" fo:font-size="11pt" officeooo:rsid="008a19fc" officeooo:paragraph-rsid="0096c9cd" style:font-size-asian="11pt" style:font-size-complex="11pt"/>
    </style:style>
    <style:style style:name="P28" style:family="paragraph" style:parent-style-name="Standard">
      <style:text-properties style:font-name="Liberation Serif" fo:font-size="11pt" officeooo:rsid="008ac66f" officeooo:paragraph-rsid="0098b826" style:font-size-asian="11pt" style:font-size-complex="11pt"/>
    </style:style>
    <style:style style:name="P29" style:family="paragraph" style:parent-style-name="Standard">
      <style:text-properties style:font-name="Liberation Serif" fo:font-size="11pt" officeooo:rsid="008ac66f" officeooo:paragraph-rsid="0090a67c" style:font-size-asian="11pt" style:font-size-complex="11pt"/>
    </style:style>
    <style:style style:name="P30" style:family="paragraph" style:parent-style-name="Standard">
      <style:text-properties style:font-name="Liberation Serif" fo:font-size="11pt" fo:font-weight="normal" officeooo:rsid="001d0a89" officeooo:paragraph-rsid="0062262c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Liberation Serif" fo:font-size="11pt" fo:font-weight="normal" officeooo:rsid="0063717f" officeooo:paragraph-rsid="0063717f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Liberation Serif" fo:font-size="11pt" fo:font-weight="bold" officeooo:rsid="00d6a833" officeooo:paragraph-rsid="006d45b5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Serif" fo:font-size="11pt" fo:font-weight="bold" officeooo:rsid="00d6a833" officeooo:paragraph-rsid="004e9a46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Serif" fo:font-size="11pt" fo:font-weight="bold" officeooo:rsid="00d6a833" officeooo:paragraph-rsid="0081e0c1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erif" fo:font-size="11pt" fo:font-weight="bold" officeooo:rsid="0073f430" officeooo:paragraph-rsid="0073f430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erif" fo:font-size="11pt" fo:font-weight="bold" officeooo:rsid="007684c6" officeooo:paragraph-rsid="007684c6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Serif" fo:font-size="11pt" fo:font-weight="bold" officeooo:rsid="004e9a46" officeooo:paragraph-rsid="005815e7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Serif" fo:font-size="11pt" fo:font-weight="bold" officeooo:rsid="004e9a46" officeooo:paragraph-rsid="007e60b9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Serif" fo:font-size="11pt" fo:font-weight="bold" officeooo:rsid="007cf360" officeooo:paragraph-rsid="007cf36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Serif" fo:font-size="11pt" fo:font-weight="bold" officeooo:rsid="007e60b9" officeooo:paragraph-rsid="007e60b9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erif" fo:font-size="11pt" fo:font-weight="bold" officeooo:rsid="007e60b9" officeooo:paragraph-rsid="0081e0c1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erif" fo:font-size="11pt" fo:font-weight="bold" officeooo:rsid="007eb8d7" officeooo:paragraph-rsid="007eb8d7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Serif" fo:font-size="11pt" fo:font-weight="bold" officeooo:rsid="007eb8d7" officeooo:paragraph-rsid="0080a254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Serif" fo:font-size="11pt" fo:font-weight="bold" officeooo:rsid="007eb8d7" officeooo:paragraph-rsid="0081e0c1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Serif" fo:font-size="11pt" fo:font-weight="bold" officeooo:rsid="0085bdab" officeooo:paragraph-rsid="004683d9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Serif" fo:font-size="11pt" fo:font-weight="bold" officeooo:rsid="0095544f" officeooo:paragraph-rsid="0090a67c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Liberation Serif" fo:font-size="11pt" fo:font-style="italic" fo:font-weight="bold" officeooo:rsid="0099cbae" officeooo:paragraph-rsid="0099cbae" style:font-size-asian="11pt" style:font-style-asian="italic" style:font-weight-asian="bold" style:font-size-complex="11pt" style:font-style-complex="italic" style:font-weight-complex="bold"/>
    </style:style>
    <style:style style:name="P48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0bca9" officeooo:paragraph-rsid="00b34926" style:font-size-asian="11pt" style:font-style-asian="italic" style:font-weight-asian="bold" style:font-size-complex="11pt" style:font-style-complex="italic" style:font-weight-complex="bold"/>
    </style:style>
    <style:style style:name="P49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63717f" officeooo:paragraph-rsid="0063717f" style:font-size-asian="11pt" style:font-style-asian="italic" style:font-weight-asian="bold" style:font-size-complex="11pt" style:font-style-complex="italic" style:font-weight-complex="bold"/>
    </style:style>
    <style:style style:name="P50" style:family="paragraph" style:parent-style-name="Standard">
      <style:text-properties style:font-name="Liberation Serif" fo:font-size="11pt" fo:font-style="italic" style:text-underline-style="solid" style:text-underline-width="auto" style:text-underline-color="font-color" fo:font-weight="bold" officeooo:rsid="0085bdab" officeooo:paragraph-rsid="004683d9" style:font-size-asian="11pt" style:font-style-asian="italic" style:font-weight-asian="bold" style:font-size-complex="11pt" style:font-style-complex="italic" style:font-weight-complex="bold"/>
    </style:style>
    <style:style style:name="P51" style:family="paragraph" style:parent-style-name="Standard">
      <style:text-properties style:font-name="Liberation Serif" fo:font-size="11pt" fo:font-style="italic" style:text-underline-style="solid" style:text-underline-width="auto" style:text-underline-color="font-color" officeooo:rsid="001d0a89" officeooo:paragraph-rsid="0090a67c" style:font-size-asian="11pt" style:font-style-asian="italic" style:font-size-complex="11pt" style:font-style-complex="italic"/>
    </style:style>
    <style:style style:name="P52" style:family="paragraph" style:parent-style-name="Standard">
      <style:text-properties style:font-name="Liberation Serif" fo:font-size="11pt" officeooo:rsid="0099cbae" officeooo:paragraph-rsid="005e5b67" style:font-size-asian="11pt" style:font-size-complex="11pt"/>
    </style:style>
    <style:style style:name="T1" style:family="text">
      <style:text-properties officeooo:rsid="00b34926"/>
    </style:style>
    <style:style style:name="T2" style:family="text">
      <style:text-properties fo:font-size="12pt" fo:font-weight="bold" officeooo:rsid="001d0a8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d6a833" style:font-size-asian="12pt" style:font-weight-asian="bold" style:font-size-complex="12pt" style:font-weight-complex="bold"/>
    </style:style>
    <style:style style:name="T4" style:family="text">
      <style:text-properties officeooo:rsid="001d0a8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815e7" style:font-weight-asian="bold" style:font-weight-complex="bold"/>
    </style:style>
    <style:style style:name="T7" style:family="text">
      <style:text-properties fo:font-weight="bold" officeooo:rsid="006d8187" style:font-weight-asian="bold" style:font-weight-complex="bold"/>
    </style:style>
    <style:style style:name="T8" style:family="text">
      <style:text-properties fo:font-weight="bold" officeooo:rsid="0068fef9" style:font-weight-asian="bold" style:font-weight-complex="bold"/>
    </style:style>
    <style:style style:name="T9" style:family="text">
      <style:text-properties fo:font-weight="bold" officeooo:rsid="0051c2c7" style:font-weight-asian="bold" style:font-weight-complex="bold"/>
    </style:style>
    <style:style style:name="T10" style:family="text">
      <style:text-properties fo:font-weight="bold" officeooo:rsid="0095544f" style:font-weight-asian="bold" style:font-weight-complex="bold"/>
    </style:style>
    <style:style style:name="T11" style:family="text">
      <style:text-properties fo:font-weight="bold" officeooo:rsid="0085bdab" style:font-weight-asian="bold" style:font-weight-complex="bold"/>
    </style:style>
    <style:style style:name="T12" style:family="text">
      <style:text-properties fo:font-weight="bold" officeooo:rsid="0090a67c" style:font-weight-asian="bold" style:font-weight-complex="bold"/>
    </style:style>
    <style:style style:name="T13" style:family="text">
      <style:text-properties fo:font-weight="bold" officeooo:rsid="00b21bd4" style:font-weight-asian="bold" style:font-weight-complex="bold"/>
    </style:style>
    <style:style style:name="T14" style:family="text">
      <style:text-properties fo:font-weight="bold" officeooo:rsid="00bbebd2" style:font-weight-asian="bold" style:font-weight-complex="bold"/>
    </style:style>
    <style:style style:name="T15" style:family="text">
      <style:text-properties fo:font-weight="bold" officeooo:rsid="00bca32c" style:font-weight-asian="bold" style:font-weight-complex="bold"/>
    </style:style>
    <style:style style:name="T16" style:family="text">
      <style:text-properties officeooo:rsid="0062262c"/>
    </style:style>
    <style:style style:name="T17" style:family="text">
      <style:text-properties officeooo:rsid="0064a7a9"/>
    </style:style>
    <style:style style:name="T18" style:family="text">
      <style:text-properties officeooo:rsid="006533ab"/>
    </style:style>
    <style:style style:name="T19" style:family="text">
      <style:text-properties officeooo:rsid="006835d6"/>
    </style:style>
    <style:style style:name="T20" style:family="text">
      <style:text-properties officeooo:rsid="0068fef9"/>
    </style:style>
    <style:style style:name="T21" style:family="text">
      <style:text-properties officeooo:rsid="00702044"/>
    </style:style>
    <style:style style:name="T22" style:family="text">
      <style:text-properties officeooo:rsid="0073f430"/>
    </style:style>
    <style:style style:name="T23" style:family="text">
      <style:text-properties officeooo:rsid="0080a254"/>
    </style:style>
    <style:style style:name="T24" style:family="text">
      <style:text-properties officeooo:rsid="0081e0c1"/>
    </style:style>
    <style:style style:name="T25" style:family="text">
      <style:text-properties officeooo:rsid="008ac66f"/>
    </style:style>
    <style:style style:name="T26" style:family="text">
      <style:text-properties officeooo:rsid="0094c9d7"/>
    </style:style>
    <style:style style:name="T27" style:family="text">
      <style:text-properties officeooo:rsid="0098b826"/>
    </style:style>
    <style:style style:name="T28" style:family="text">
      <style:text-properties officeooo:rsid="00b21bd4"/>
    </style:style>
    <style:style style:name="T29" style:family="text">
      <style:text-properties officeooo:rsid="006d45b5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b34926"/>
    </style:style>
    <style:style style:name="T32" style:family="text">
      <style:text-properties style:text-underline-style="none" officeooo:rsid="00702044"/>
    </style:style>
    <style:style style:name="T33" style:family="text">
      <style:text-properties officeooo:rsid="00bd3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3" number:min-decimal-places="3" number:min-integer-digits="1"/>
    </number:number-style>
    <number:number-style style:name="N107">
      <number:number number:decimal-places="4" number:min-decimal-places="4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3pt" fo:font-weight="bold" officeooo:rsid="005815e7" officeooo:paragraph-rsid="005815e7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bd3e75"/>
    </style:style>
    <style:style style:name="MT2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XERCICES - </text:span>GÉNÉRALITÉS SUR LES SUITES <text:s text:c="2"/><text:span text:style-name="MT2">Page : </text:span><text:span text:style-name="MT2"><text:page-number text:select-page="current">1</text:page-number></text:span><text:span text:style-name="MT2"><text:s/>sur </text:span><text:span text:style-name="MT2"><text:page-count>1</text:page-count></text:span>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8T12:31:21.941424171</dc:date>
    <meta:editing-duration>PT14H28S</meta:editing-duration>
    <meta:editing-cycles>140</meta:editing-cycles>
    <meta:document-statistic meta:table-count="0" meta:image-count="0" meta:object-count="0" meta:page-count="1" meta:paragraph-count="2" meta:word-count="16" meta:character-count="69" meta:non-whitespace-character-count="53"/>
  </office:meta>
</office:document-meta>
</file>